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61cm" fo:margin-right="0.155cm" table:align="margins" style:writing-mode="lr-tb"/>
    </style:style>
    <style:style style:name="Tabelle1.A" style:family="table-column">
      <style:table-column-properties style:column-width="1.692cm" style:rel-column-width="6377*"/>
    </style:style>
    <style:style style:name="Tabelle1.B" style:family="table-column">
      <style:table-column-properties style:column-width="2.461cm" style:rel-column-width="9276*"/>
    </style:style>
    <style:style style:name="Tabelle1.C" style:family="table-column">
      <style:table-column-properties style:column-width="3.334cm" style:rel-column-width="12568*"/>
    </style:style>
    <style:style style:name="Tabelle1.D" style:family="table-column">
      <style:table-column-properties style:column-width="9.897cm" style:rel-column-width="37314*"/>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Zeitplanung" style:family="table">
      <style:table-properties style:width="17.699cm" table:align="margins" fo:keep-with-next="always" style:writing-mode="lr-tb"/>
    </style:style>
    <style:style style:name="Zeitplanung.A" style:family="table-column">
      <style:table-column-properties style:column-width="3.023cm" style:rel-column-width="11194*"/>
    </style:style>
    <style:style style:name="Zeitplanung.B" style:family="table-column">
      <style:table-column-properties style:column-width="14.676cm" style:rel-column-width="54341*"/>
    </style:style>
    <style:style style:name="Zeitplanung.A1" style:family="table-cell">
      <style:table-cell-properties style:vertical-align="middle" fo:background-color="#c0c0c0" fo:padding="0.097cm" fo:border-left="0.002cm solid #000000" fo:border-right="none" fo:border-top="0.002cm solid #000000" fo:border-bottom="0.002cm solid #000000">
        <style:background-image/>
      </style:table-cell-properties>
    </style:style>
    <style:style style:name="Zeitplanung.B1" style:family="table-cell">
      <style:table-cell-properties style:vertical-align="middle" fo:background-color="#c0c0c0" fo:padding="0.097cm" fo:border="0.002cm solid #000000">
        <style:background-image/>
      </style:table-cell-properties>
    </style:style>
    <style:style style:name="Zeitplanung.A2" style:family="table-cell" style:data-style-name="N36">
      <style:table-cell-properties style:vertical-align="middle" fo:padding="0.097cm" fo:border-left="0.002cm solid #000000" fo:border-right="none" fo:border-top="none" fo:border-bottom="0.002cm solid #000000"/>
    </style:style>
    <style:style style:name="Zeitplanung.B2" style:family="table-cell">
      <style:table-cell-properties style:vertical-align="middle" fo:padding="0.097cm" fo:border-left="0.002cm solid #000000" fo:border-right="0.002cm solid #000000" fo:border-top="none" fo:border-bottom="0.002cm solid #000000"/>
    </style:style>
    <style:style style:name="Zeitplanung.A4"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fo:text-align="justify" style:justify-single-word="false">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paragraph-properties fo:text-align="justify" style:justify-single-word="false">
        <style:tab-stops>
          <style:tab-stop style:position="6.05cm"/>
          <style:tab-stop style:position="8.601cm"/>
          <style:tab-stop style:position="16.166cm"/>
        </style:tab-stops>
      </style:paragraph-properties>
      <style:text-properties fo:color="#000000"/>
    </style:style>
    <style:style style:name="P15" style:family="paragraph" style:parent-style-name="Standard">
      <style:paragraph-properties fo:text-align="start" style:justify-single-word="false" style:snap-to-layout-grid="false"/>
    </style:style>
    <style:style style:name="P16"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17" style:family="paragraph" style:parent-style-name="Standard">
      <style:paragraph-properties fo:margin-left="0cm" fo:margin-right="0cm" fo:text-align="justify" style:justify-single-word="false" fo:text-indent="0.046cm" style:auto-text-indent="false" style:snap-to-layout-grid="false"/>
    </style:style>
    <style:style style:name="P18" style:family="paragraph" style:parent-style-name="Title">
      <style:paragraph-properties fo:text-align="justify"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justify" style:justify-single-word="false"/>
    </style:style>
    <style:style style:name="P22" style:family="paragraph" style:parent-style-name="Table">
      <style:paragraph-properties fo:margin-left="1cm" fo:margin-right="0cm" fo:text-indent="0cm" style:auto-text-indent="false"/>
    </style:style>
    <style:style style:name="P23" style:family="paragraph" style:parent-style-name="Standard">
      <style:paragraph-properties fo:margin-top="0cm" fo:margin-bottom="0cm" fo:text-align="justify" style:justify-single-word="false" style:snap-to-layout-grid="false"/>
    </style:style>
    <style:style style:name="P24"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5"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4">
      <style:paragraph-properties fo:text-align="justify" style:justify-single-word="false"/>
      <style:text-properties fo:font-weight="bold" style:font-weight-asian="bold" style:font-weight-complex="bold"/>
    </style:style>
    <style:style style:name="P30" style:family="paragraph" style:parent-style-name="Standard" style:list-style-name="L4">
      <style:text-properties fo:font-weight="bold" style:font-weight-asian="bold" style:font-weight-complex="bold"/>
    </style:style>
    <style:style style:name="P31" style:family="paragraph" style:parent-style-name="Standard" style:list-style-name="L4">
      <style:paragraph-properties fo:text-align="justify" style:justify-single-word="false"/>
    </style:style>
    <style:style style:name="P32" style:family="paragraph" style:parent-style-name="Standard" style:list-style-name="L5">
      <style:paragraph-properties fo:text-align="justify" style:justify-single-word="false"/>
    </style:style>
    <style:style style:name="P33" style:family="paragraph" style:parent-style-name="Standard">
      <style:paragraph-properties fo:text-align="justify" style:justify-single-word="false" style:snap-to-layout-grid="false"/>
    </style:style>
    <style:style style:name="P34" style:family="paragraph" style:parent-style-name="Standard">
      <style:paragraph-properties fo:text-align="start" style:justify-single-word="false" style:snap-to-layout-grid="false"/>
    </style:style>
    <style:style style:name="P35" style:family="paragraph" style:parent-style-name="Standard" style:master-page-name="First_20_Page">
      <style:paragraph-properties fo:text-align="justify" style:justify-single-word="false" style:page-number="1"/>
    </style:style>
    <style:style style:name="P36" style:family="paragraph" style:parent-style-name="Standard" style:list-style-name="L1">
      <style:paragraph-properties fo:margin-left="1.27cm" fo:margin-right="0cm" fo:text-indent="-0.82cm" style:auto-text-indent="false">
        <style:tab-stops>
          <style:tab-stop style:position="1.323cm"/>
        </style:tab-stops>
      </style:paragraph-properties>
    </style:style>
    <style:style style:name="P37" style:family="paragraph" style:parent-style-name="Standard" style:list-style-name="L1">
      <style:paragraph-properties fo:margin-left="2.461cm" fo:margin-right="0cm" fo:text-indent="-0.635cm" style:auto-text-indent="false">
        <style:tab-stops>
          <style:tab-stop style:position="6.05cm"/>
          <style:tab-stop style:position="8.601cm"/>
          <style:tab-stop style:position="12.102cm"/>
        </style:tab-stops>
      </style:paragraph-properties>
    </style:style>
    <style:style style:name="P38" style:family="paragraph" style:parent-style-name="Standard" style:list-style-name="L1">
      <style:paragraph-properties fo:margin-left="1.27cm" fo:margin-right="0cm" fo:text-indent="-0.503cm" style:auto-text-indent="false">
        <style:tab-stops>
          <style:tab-stop style:position="1.693cm"/>
        </style:tab-stops>
      </style:paragraph-properties>
    </style:style>
    <style:style style:name="P39" style:family="paragraph" style:parent-style-name="Standard" style:list-style-name="L1">
      <style:paragraph-properties fo:margin-left="1.27cm" fo:margin-right="0cm" fo:text-align="justify" style:justify-single-word="false" fo:text-indent="-0.503cm" style:auto-text-indent="false">
        <style:tab-stops>
          <style:tab-stop style:position="1.693cm"/>
        </style:tab-stops>
      </style:paragraph-properties>
    </style:style>
    <style:style style:name="P40" style:family="paragraph" style:parent-style-name="Standard" style:list-style-name="L1">
      <style:paragraph-properties fo:margin-left="2.275cm" fo:margin-right="0cm" fo:text-indent="-0.635cm" style:auto-text-indent="false">
        <style:tab-stops>
          <style:tab-stop style:position="2.884cm"/>
          <style:tab-stop style:position="4.445cm"/>
          <style:tab-stop style:position="9.128cm"/>
        </style:tab-stops>
      </style:paragraph-properties>
    </style:style>
    <style:style style:name="P41" style:family="paragraph" style:parent-style-name="Standard" style:list-style-name="L1">
      <style:paragraph-properties fo:margin-left="2.275cm" fo:margin-right="0cm" fo:text-indent="-0.635cm" style:auto-text-indent="false">
        <style:tab-stops>
          <style:tab-stop style:position="2.884cm"/>
        </style:tab-stops>
      </style:paragraph-properties>
    </style:style>
    <style:style style:name="P42" style:family="paragraph" style:parent-style-name="Standard" style:list-style-name="L6">
      <style:paragraph-properties fo:margin-left="1.667cm" fo:margin-right="0cm" fo:text-align="justify" style:justify-single-word="false" fo:text-indent="-0.873cm" style:auto-text-indent="false">
        <style:tab-stops>
          <style:tab-stop style:position="1.64cm"/>
          <style:tab-stop style:position="6.05cm"/>
          <style:tab-stop style:position="8.601cm"/>
          <style:tab-stop style:position="12.102cm"/>
        </style:tab-stops>
      </style:paragraph-properties>
    </style:style>
    <style:style style:name="P43" style:family="paragraph" style:parent-style-name="Standard">
      <style:paragraph-properties fo:margin-top="0cm" fo:margin-bottom="0cm" fo:text-align="start" style:justify-single-word="false" style:snap-to-layout-grid="false"/>
    </style:style>
    <style:style style:name="P44"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45" style:family="paragraph" style:parent-style-name="Heading_20_1">
      <style:paragraph-properties fo:text-align="justify" style:justify-single-word="false"/>
    </style:style>
    <style:style style:name="P46" style:family="paragraph" style:parent-style-name="Heading_20_2">
      <style:paragraph-properties fo:text-align="justify" style:justify-single-word="fals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8"/>
      <text:p text:style-name="P8"/>
      <text:p text:style-name="P8"/>
      <text:p text:style-name="P8"/>
      <text:p text:style-name="P8"/>
      <text:p text:style-name="P8"/>
      <text:p text:style-name="P8"/>
      <text:p text:style-name="P8"/>
      <text:p text:style-name="P18"><text:reference-mark-start text:name="Titel"/>Testplan<text:reference-mark-end text:name="Titel"/></text:p>
      <text:p text:style-name="P8"><text:s/>Für das studentische Projekt <text:span text:style-name="T2"><text:subject>Sichere Eisenbahnsteuerung</text:subject></text:span></text:p>
      <text:p text:style-name="P8"/>
      <text:p text:style-name="P8"/>
      <text:p text:style-name="P8"/>
      <text:p text:style-name="P16"><text:span text:style-name="T3">Datum</text:span><text:tab/>08.04.2010</text:p>
      <text:p text:style-name="P16"><text:span text:style-name="T3">Quelle</text:span><text:tab/>ProVista</text:p>
      <text:p text:style-name="P16"><text:span text:style-name="T3">Autoren</text:span><text:tab/>Norman Nieß</text:p>
      <text:p text:style-name="P16"><text:tab/>Kai Dziembala</text:p>
      <text:p text:style-name="P16"><text:span text:style-name="T3">Version</text:span><text:tab/><text:reference-mark-start text:name="Version"/><text:span text:style-name="Version_20_Char">0.4</text:span><text:reference-mark-end text:name="Version"/></text:p>
      <text:p text:style-name="P16"><text:span text:style-name="T3">Status</text:span><text:tab/>In Bearbeitung</text:p>
      <text:p text:style-name="P16"/>
      <text:p text:style-name="P8"/>
      <text:p text:style-name="P8"/>
      <text:p text:style-name="P8"/>
      <text:p text:style-name="P8"/>
      <text:p text:style-name="P8"/>
      <text:p text:style-name="P8"/>
      <text:p text:style-name="P8"/>
      <text:h text:style-name="P45"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text:p>
          </table:table-cell>
          <table:table-cell table:style-name="Tabelle1.D1" office:value-type="string">
            <text:p text:style-name="P17">Bemerkung</text:p>
          </table:table-cell>
        </table:table-row>
        <table:table-row table:style-name="Tabelle1.1">
          <table:table-cell table:style-name="Tabelle1.A1" office:value-type="string">
            <text:p text:style-name="P9">0.1</text:p>
          </table:table-cell>
          <table:table-cell table:style-name="Tabelle1.B2" office:value-type="date" office:date-value="2010-03-25">
            <text:p text:style-name="P9">25.03.2010</text:p>
          </table:table-cell>
          <table:table-cell table:style-name="Tabelle1.A1" office:value-type="string">
            <text:p text:style-name="P23">Kai Dziembala</text:p>
            <text:p text:style-name="P23">Norman Nieß</text:p>
          </table:table-cell>
          <table:table-cell table:style-name="Tabelle1.D1" office:value-type="string">
            <text:p text:style-name="P9">Erstellung der Kapitel 1 - 5</text:p>
          </table:table-cell>
        </table:table-row>
        <table:table-row table:style-name="Tabelle1.1">
          <table:table-cell table:style-name="Tabelle1.A1" office:value-type="string">
            <text:p text:style-name="P9">0.2</text:p>
          </table:table-cell>
          <table:table-cell table:style-name="Tabelle1.B2" office:value-type="date" office:date-value="2010-04-08">
            <text:p text:style-name="P9">08.04.2010</text:p>
          </table:table-cell>
          <table:table-cell table:style-name="Tabelle1.A1" office:value-type="string">
            <text:p text:style-name="P23">Kai Dziembala</text:p>
            <text:p text:style-name="P23">Norman Nieß</text:p>
          </table:table-cell>
          <table:table-cell table:style-name="Tabelle1.D1" office:value-type="string">
            <text:p text:style-name="P9">Komplettüberarbeitung auf Grund fehlerhafter Arbeit (Erstellung der Kapitel 1 - 7)</text:p>
          </table:table-cell>
        </table:table-row>
        <table:table-row table:style-name="Tabelle1.1">
          <table:table-cell table:style-name="Tabelle1.A1" office:value-type="string">
            <text:p text:style-name="P9">0.3</text:p>
          </table:table-cell>
          <table:table-cell table:style-name="Tabelle1.B2" office:value-type="date" office:date-value="2010-04-13">
            <text:p text:style-name="P12">13.04.2010</text:p>
          </table:table-cell>
          <table:table-cell table:style-name="Tabelle1.A1" office:value-type="string">
            <text:p text:style-name="P15">Kai Dziembala<text:line-break/>Norman Nieß</text:p>
          </table:table-cell>
          <table:table-cell table:style-name="Tabelle1.D1" office:value-type="string">
            <text:p text:style-name="P9">Erstellung der Kapitel 7 - 14</text:p>
          </table:table-cell>
        </table:table-row>
        <table:table-row table:style-name="Tabelle1.1">
          <table:table-cell table:style-name="Tabelle1.A1" office:value-type="string">
            <text:p text:style-name="P9">0.4</text:p>
          </table:table-cell>
          <table:table-cell table:style-name="Tabelle1.B2" office:value-type="date" office:date-value="2002-04-15">
            <text:p text:style-name="P12">15.04.2002</text:p>
          </table:table-cell>
          <table:table-cell table:style-name="Tabelle1.A1" office:value-type="string">
            <text:p text:style-name="P43">Kai Dziembala</text:p>
            <text:p text:style-name="P15">Norman Nieß</text:p>
          </table:table-cell>
          <table:table-cell table:style-name="Tabelle1.D1" office:value-type="string">
            <text:p text:style-name="P9">Überarbeitung der Testziele und Testreihenfolge (Kapitel 9 + 12)</text:p>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B2">
            <text:p text:style-name="P12"/>
          </table:table-cell>
          <table:table-cell table:style-name="Tabelle1.A1" office:value-type="string">
            <text:p text:style-name="P9"/>
          </table:table-cell>
          <table:table-cell table:style-name="Tabelle1.D1" office:value-type="string">
            <text:p text:style-name="P9"/>
          </table:table-cell>
        </table:table-row>
      </table:table>
      <text:p text:style-name="P8"/>
      <text:p text:style-name="P11"/>
      <text:h text:style-name="P45"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4">1 Historie<text:tab/>2</text:p>
          <text:p text:style-name="P24">2 Inhaltsverzeichnis<text:tab/>3</text:p>
          <text:p text:style-name="P24">3 Einleitung<text:tab/>4</text:p>
          <text:p text:style-name="P25">3.1 Referenzierte Dokumente<text:tab/>4</text:p>
          <text:p text:style-name="P24">4 Planungsdaten<text:tab/>5</text:p>
          <text:p text:style-name="P25">4.1 Verantwortlichkeiten<text:tab/>5</text:p>
          <text:p text:style-name="P25">4.2 Zeitliche Planung<text:tab/>5</text:p>
          <text:p text:style-name="P24">5 Strukturplan<text:tab/>6</text:p>
          <text:p text:style-name="P25">5.1 Zu testende Hardware-Komponenten:<text:tab/>6</text:p>
          <text:p text:style-name="P25">5.2 Zu testende Software-Module:<text:tab/>6</text:p>
          <text:p text:style-name="P24">6 Hardware-Konfiguration<text:tab/>7</text:p>
          <text:p text:style-name="P24">7 Software-Konfiguration<text:tab/>8</text:p>
          <text:p text:style-name="P24">8 Randbedingungen<text:tab/>9</text:p>
          <text:p text:style-name="P24">9 Testziele<text:tab/>10</text:p>
          <text:p text:style-name="P24">10 Testverfahren<text:tab/>11</text:p>
          <text:p text:style-name="P24">11 Testbeginn<text:tab/>12</text:p>
          <text:p text:style-name="P24">12 Testreihenfolge<text:tab/>13</text:p>
          <text:p text:style-name="P24">13 Testende<text:tab/>14</text:p>
          <text:p text:style-name="P24">14 Testdaten<text:tab/>15</text:p>
        </text:index-body>
      </text:table-of-content>
      <text:p text:style-name="P10"/>
      <text:h text:style-name="P45" text:outline-level="1">Einleitung</text:h>
      <text:p text:style-name="P8">In diesem Dokument wird die Testplanung für das Hochschulprojekt 'Sichere Eisenbahnsteuerung' beschrieben. Es wird darauf eingegangen in welcher Reihenfolge die einzelnen Module in dem Gesamtsystem getestet werden. Dies dient der Definition eines vollständigen Testablaufs, damit die sichere Funktion der Eisenbahnsteuerung gewährleistet ist. Zu dem wird hier die Grundlage der Testspezifikation gebildet.</text:p>
      <text:h text:style-name="Heading_20_2" text:outline-level="2">Referenzierte Dokumente</text:h>
      <text:p text:style-name="Standard"/>
      <text:p text:style-name="P14">Hardware-Design, Dokumente: 02_Design → 02.01_Subsystemdesign → Hardware-Design</text:p>
      <text:p text:style-name="P13">Software-Design, Dokumente: 02_Design → 02.01_Subsystemdesign → Software-Design</text:p>
      <text:p text:style-name="P13">Pflichtenheft, Dokumente: 01_Anforderungsanalyse → 01.00_Pflichtenheft → Pflichtenheft</text:p>
      <text:h text:style-name="P45" text:outline-level="1">Planungsdaten</text:h>
      <text:h text:style-name="P46" text:outline-level="2">Verantwortlichkeiten</text:h>
      <text:p text:style-name="P8">Für die Testdurchführung sind alle Projektmitglieder verantwortlich.</text:p>
      <text:p text:style-name="P8"/>
      <text:h text:style-name="P46" text:outline-level="2">Zeitliche Planung</text:h>
      <table:table table:name="Zeitplanung" table:style-name="Zeitplanung">
        <table:table-column table:style-name="Zeitplanung.A"/>
        <table:table-column table:style-name="Zeitplanung.B"/>
        <table:table-row>
          <table:table-cell table:style-name="Zeitplanung.A1" office:value-type="string">
            <text:p text:style-name="P19">Zeitpunkt</text:p>
          </table:table-cell>
          <table:table-cell table:style-name="Zeitplanung.B1" office:value-type="string">
            <text:p text:style-name="P19">Tätigkeit</text:p>
          </table:table-cell>
        </table:table-row>
        <table:table-row>
          <table:table-cell table:style-name="Zeitplanung.A2" office:value-type="date" office:date-value="2010-03-25">
            <text:p text:style-name="P20">25.03.2010</text:p>
          </table:table-cell>
          <table:table-cell table:style-name="Zeitplanung.B2" office:value-type="string">
            <text:p text:style-name="P21">Beginn der Testplanung.</text:p>
          </table:table-cell>
        </table:table-row>
        <table:table-row>
          <table:table-cell table:style-name="Zeitplanung.A2" office:value-type="date" office:date-value="2010-04-15">
            <text:p text:style-name="P20">15.04.2010</text:p>
          </table:table-cell>
          <table:table-cell table:style-name="Zeitplanung.B2" office:value-type="string">
            <text:p text:style-name="P21">Beginn der Testspezifikation.</text:p>
          </table:table-cell>
        </table:table-row>
        <table:table-row>
          <table:table-cell table:style-name="Zeitplanung.A4" office:value-type="string">
            <text:p text:style-name="P20">Ende Mai</text:p>
          </table:table-cell>
          <table:table-cell table:style-name="Zeitplanung.B2" office:value-type="string">
            <text:p text:style-name="P21">Beginn der Tests</text:p>
          </table:table-cell>
        </table:table-row>
      </table:table>
      <text:p text:style-name="P22">Tabelle <text:sequence text:ref-name="refTable0" text:name="Table" text:formula="ooow:Table+1" style:num-format="1">1</text:sequence>: Zeitplanung der Tests</text:p>
      <text:p text:style-name="P8"/>
      <text:h text:style-name="P45" text:outline-level="1">Strukturplan</text:h>
      <text:p text:style-name="Standard">Der Gesamtsystemtest wird in einen Test der Hardware-Komponenten und einen Test der <text:s/>Software-Module unterteilt.</text:p>
      <text:h text:style-name="Heading_20_2" text:outline-level="2">Zu testende Hardware-Komponenten:</text:h>
      <text:list xml:id="list31537655" text:style-name="L1">
        <text:list-item>
          <text:p text:style-name="P36">Aufbau des Schienennetz</text:p>
        </text:list-item>
        <text:list-item>
          <text:p text:style-name="P36">Loks (manuelle fahrt) → testet zugleich:</text:p>
        </text:list-item>
        <text:list-item>
          <text:p text:style-name="P37">Stromversorgung (Transformator)</text:p>
        </text:list-item>
        <text:list-item>
          <text:p text:style-name="P37">Multimaus</text:p>
        </text:list-item>
        <text:list-item>
          <text:p text:style-name="P37">Verstärker</text:p>
        </text:list-item>
        <text:list-item>
          <text:p text:style-name="P37">Weichen</text:p>
        </text:list-item>
        <text:list-item>
          <text:p text:style-name="P37">Entkoppler</text:p>
        </text:list-item>
        <text:list-item>
          <text:p text:style-name="P36">Not-Aus-Relais</text:p>
        </text:list-item>
        <text:list-item>
          <text:p text:style-name="P36">Hall-Sensoren</text:p>
        </text:list-item>
        <text:list-item>
          <text:p text:style-name="P36">Verkabelung der S88-Rückmeldemodule</text:p>
        </text:list-item>
        <text:list-item>
          <text:p text:style-name="P36">Stromversorgung und Verkabelung der Mikrocontroller</text:p>
        </text:list-item>
        <text:list-item>
          <text:p text:style-name="P36">Verkabelung RS232/XpressNet-Adapter</text:p>
        </text:list-item>
      </text:list>
      <text:p text:style-name="Standard"/>
      <text:h text:style-name="Heading_20_2" text:outline-level="2">Zu testende Software-Module:</text:h>
      <text:list xml:id="list31525224" text:style-name="L2">
        <text:list-item>
          <text:p text:style-name="P26">Fahrprogramm 1</text:p>
        </text:list-item>
        <text:list-item>
          <text:p text:style-name="P26">Fahrprogramm 2</text:p>
        </text:list-item>
        <text:list-item>
          <text:p text:style-name="P26">Leitzentrale</text:p>
        </text:list-item>
        <text:list-item>
          <text:p text:style-name="P26">Befehlsvalidierung</text:p>
        </text:list-item>
        <text:list-item>
          <text:p text:style-name="P26">Ergebnisvalidierung</text:p>
        </text:list-item>
        <text:list-item>
          <text:p text:style-name="P26">S88-Treiber</text:p>
        </text:list-item>
        <text:list-item>
          <text:p text:style-name="P26">SSC-Treiber</text:p>
        </text:list-item>
        <text:list-item>
          <text:p text:style-name="P26">RS232-Treiber</text:p>
        </text:list-item>
        <text:list-item>
          <text:p text:style-name="P26">Not-Aus-Treiber</text:p>
        </text:list-item>
        <text:list-item>
          <text:p text:style-name="P26">Betriebsmittelverwaltung</text:p>
        </text:list-item>
        <text:list-item>
          <text:p text:style-name="P26">Auditing System</text:p>
        </text:list-item>
        <text:list-item>
          <text:p text:style-name="P26">Software Watchdog</text:p>
        </text:list-item>
      </text:list>
      <text:h text:style-name="P45" text:outline-level="1">Hardware-Konfiguration</text:h>
      <text:p text:style-name="Standard">Die Hardware auf der die Tests durchgeführt werden, entspricht der späteren produktiven Hardware. Hierbei handelt es sich sowohl um die Mikrocontroller, die Sensoren, das Gleissystem, wie auch die Züge. Genauere Informationen bezüglich der verwendeten Hardware ist im Hardwaredesign Dokument zu finden.</text:p>
      <text:p text:style-name="Standard">Als Testwerkzeuge dienen ein Multimeter und der Logikanalysator „Agilent Logic Wave“. Gegebenenfalls ist eine einstellbare Spannungsversorgung zum Test der Not-Aus-Relais notwendig.</text:p>
      <text:h text:style-name="P45" text:outline-level="1">Software-Konfiguration</text:h>
      <text:p text:style-name="Standard">Die zu testenden Software-Module entsprechen den später im Real-Einsatz verwendeten und sind im Software-Design Dokument beschrieben.</text:p>
      <text:p text:style-name="Standard">Dabei dient die Programmierumgebung „Keil µVision4“ und der Logikanalysator „Agilent Logic Wave“ als Testwerkzeuge.</text:p>
      <text:p text:style-name="Standard"/>
      <text:h text:style-name="P45" text:outline-level="1">Randbedingungen</text:h>
      <text:p text:style-name="Standard">Unter dem besonderen Gesichtspunkt der Sicherheit der Eisenbahnsteuerung, müssen sämtliche Softwaremodule einen Black-Box Test bestehen. Die Tests der Module der Sicherheitsschicht, sowie der Treiberschicht, müssen zusätzlich eine 100%ige Code-Abdeckung aufweisen.</text:p>
      <text:p text:style-name="Standard">Die gesamten Software-Tests werden automatisiert durchgeführt. Somit sind diverse Testmodule zu programmieren.</text:p>
      <text:p text:style-name="Standard">Die Hardware-Komponenten werden manuell mit Hilfe von Checklisten getestet.</text:p>
      <text:h text:style-name="P45" text:outline-level="1">Testziele</text:h>
      <text:p text:style-name="Standard">In dem Projekt „Sichere Eisenbahnsteuerung“ im Sommersemester 2010 gibt es zwei Haupttestziele, die aus dem Pflichtenheft entnommen sind:</text:p>
      <text:list xml:id="list31524185" text:style-name="L3">
        <text:list-item>
          <text:p text:style-name="P27">Das Gesamtsystem erfüllt die entsprechende Fahraufgabe korrekt und ordnungsgemäß.</text:p>
        </text:list-item>
        <text:list-item>
          <text:p text:style-name="P27">An einen angeschlossen Rechner werden die Auditing-Logs, die während der Fahraufgabe entstehen, komplett und korrekt ausgegeben.</text:p>
        </text:list-item>
      </text:list>
      <text:p text:style-name="Standard"/>
      <text:p text:style-name="Standard">Das erste Testziel lässt sich wie folgt unterteilen:</text:p>
      <text:list xml:id="list31531322" text:style-name="L4">
        <text:list-item>
          <text:p text:style-name="P29">Hardwarekomponenten</text:p>
          <text:list>
            <text:list-item>
              <text:p text:style-name="P31">Sind die Weichen verstellbar?</text:p>
            </text:list-item>
            <text:list-item>
              <text:p text:style-name="P31">Liefern die Sensoren korrekte Daten?</text:p>
            </text:list-item>
            <text:list-item>
              <text:p text:style-name="P31">Werden die Komponenten mit Spannung versorgt (leuchten die Kontroll-LEDs)?</text:p>
            </text:list-item>
            <text:list-item>
              <text:p text:style-name="P31">Sind die Komponenten korrekt verkabelt?</text:p>
            </text:list-item>
          </text:list>
        </text:list-item>
        <text:list-item>
          <text:p text:style-name="P29">Ist das Streckennetz korrekt aufgebaut?Anwendungsschicht</text:p>
          <text:list>
            <text:list-item>
              <text:p text:style-name="P31">Fährt die Bahn in die richtige Richtung?</text:p>
            </text:list-item>
            <text:list-item>
              <text:p text:style-name="P31">Werden die Fahrprogramme korrekt ausgeführt?</text:p>
            </text:list-item>
            <text:list-item>
              <text:p text:style-name="P31">Reagiert die Software angemessen auf Signale der Hall-Sensoren?</text:p>
            </text:list-item>
            <text:list-item>
              <text:p text:style-name="P31">Arbeitet die Gleisfreiheitsprüfung korrekt/ werden Kollisionen vermieden? </text:p>
            </text:list-item>
            <text:list-item>
              <text:p text:style-name="P31">Wird das Verlieren von Wagons ermittelt?</text:p>
              <text:list>
                <text:list-item>
                  <text:p text:style-name="P31">Voraussetzung: Gesamtanzahl und Startposition der Wagons bekannt</text:p>
                </text:list-item>
              </text:list>
            </text:list-item>
          </text:list>
        </text:list-item>
        <text:list-item>
          <text:p text:style-name="P29">Sicherheitsschicht</text:p>
          <text:list>
            <text:list-item>
              <text:p text:style-name="P31">Reagiert die Software angemessen auf Signale der Hardware?</text:p>
            </text:list-item>
            <text:list-item>
              <text:p text:style-name="P31">Stimmt die Anzahl der Wagons hinter dem Triebwagon nach Koppelvorgang?</text:p>
            </text:list-item>
            <text:list-item>
              <text:p text:style-name="P31">Arbeitet die Gleisfreiheitsprüfung korrekt/ werden Kollisionen verhindert?</text:p>
            </text:list-item>
            <text:list-item>
              <text:p text:style-name="P31">Reagiert der Software-Watchdog korrekt bei Zeitüberschreitung?</text:p>
            </text:list-item>
          </text:list>
        </text:list-item>
        <text:list-item>
          <text:p text:style-name="P30">Treiberschicht/ Schnittstellen</text:p>
          <text:list>
            <text:list-item>
              <text:p text:style-name="P28">Werden die Signale der Hall-Sensoren korrekt eingelesen und verarbeitet?</text:p>
            </text:list-item>
            <text:list-item>
              <text:p text:style-name="P28">Erfolgt die Kommunikation zwischen den Mikrocontrollern ordnungsgemäß?</text:p>
            </text:list-item>
            <text:list-item>
              <text:p text:style-name="P28">Werden Streckenbefehle fehlerfrei auf XPressNet-Befehle umgesetzt?</text:p>
            </text:list-item>
            <text:list-item>
              <text:p text:style-name="P28">Werden Not-Aus-Signale korrekt ausgeführt?</text:p>
            </text:list-item>
          </text:list>
        </text:list-item>
      </text:list>
      <text:h text:style-name="P45" text:outline-level="1">Testverfahren</text:h>
      <text:p text:style-name="P8">Als Testverfahren wird das Blackbox-Testverfahren angewendet. Die Module der Sicherheitsschicht und der Treiberschicht müssen aufgrund der Sicherheitsaspekte eine 100%ige Codeüberprüfung aufweisen. Daher ist in diesen Fällen ein zusätzliches Vorgehen nach dem White-Box-Testverfahren gefordert.</text:p>
      <text:p text:style-name="P8">Die Testreihenfolge der Module soll weitestgehend nach dem Buttom-Up-Verfahren erfolgen, wobei die Modulreihenfolge so gewählt wurde, dass möglichst wenig Testtreiber verwendet werden müssen.</text:p>
      <text:h text:style-name="P45" text:outline-level="1">Testbeginn</text:h>
      <text:p text:style-name="P8"/>
      <text:p text:style-name="P8">Für den Test der Hardware-Komponenten müssen folgende Bedingungen erfüllt sein:</text:p>
      <text:list xml:id="list31519557" text:style-name="L5">
        <text:list-item>
          <text:p text:style-name="P32">das Gleissystem vollständig aufgebaut,</text:p>
        </text:list-item>
        <text:list-item>
          <text:p text:style-name="P32">sämtliche Hardware-Komponenten verkabelt,</text:p>
        </text:list-item>
        <text:list-item>
          <text:p text:style-name="P32">Stromversorgung vorhanden</text:p>
        </text:list-item>
      </text:list>
      <text:p text:style-name="P8"/>
      <text:p text:style-name="P8">Um mit dem Test der Software-Module beginnen zu können, müssen die automatisierten Testprogramme erstellt sein.</text:p>
      <text:h text:style-name="P45" text:outline-level="1">Testreihenfolge</text:h>
      <text:p text:style-name="P8">Im ersten Schritt werden die Hardwarekomponenten getestet. Dabei wird wie folgt vorgegangen:</text:p>
      <text:list xml:id="list32232993" text:continue-list="list31537655" text:style-name="L1">
        <text:list-item text:start-value="1">
          <text:p text:style-name="P38"><text:tab/>Aufbau des Schienennetz</text:p>
        </text:list-item>
        <text:list-item>
          <text:p text:style-name="P38"><text:tab/>Not-Aus-Relais</text:p>
        </text:list-item>
        <text:list-item>
          <text:p text:style-name="P38"><text:tab/>Loks (manuelle fahrt) → testet zugleich:</text:p>
          <text:list>
            <text:list-item>
              <text:p text:style-name="P40">Stromversorgung (Transformator)</text:p>
            </text:list-item>
            <text:list-item>
              <text:p text:style-name="P41">Multimaus</text:p>
            </text:list-item>
            <text:list-item>
              <text:p text:style-name="P41">Verstärker</text:p>
            </text:list-item>
            <text:list-item>
              <text:p text:style-name="P41">Weichen</text:p>
            </text:list-item>
            <text:list-item>
              <text:p text:style-name="P41">Entkoppler</text:p>
            </text:list-item>
          </text:list>
        </text:list-item>
        <text:list-item>
          <text:p text:style-name="P38"><text:tab/>Hall-Sensoren</text:p>
        </text:list-item>
        <text:list-item>
          <text:p text:style-name="P38"><text:tab/>Verkabelung der S88-Rückmeldemodule</text:p>
        </text:list-item>
        <text:list-item>
          <text:p text:style-name="P38"><text:tab/>Stromversorgung und Verkabelung der Mikrocontroller</text:p>
        </text:list-item>
        <text:list-item>
          <text:p text:style-name="P39"><text:tab/>Verkabelung RS232/XpressNet-Adapter</text:p>
        </text:list-item>
      </text:list>
      <text:p text:style-name="P8"/>
      <text:p text:style-name="P8">Die automatisierten Tests werden in nachstehender Reihenfolge durchgeführt:</text:p>
      <text:list xml:id="list31510050" text:style-name="L6">
        <text:list-item>
          <text:p text:style-name="P42">Betriebsmittelverwaltung</text:p>
        </text:list-item>
        <text:list-item>
          <text:p text:style-name="P42">Not-Aus-Treiber</text:p>
        </text:list-item>
        <text:list-item>
          <text:p text:style-name="P42">S88-Treiber</text:p>
        </text:list-item>
        <text:list-item>
          <text:p text:style-name="P42">SSC-Treiber</text:p>
        </text:list-item>
        <text:list-item>
          <text:p text:style-name="P42">RS232-Treiber</text:p>
        </text:list-item>
        <text:list-item>
          <text:p text:style-name="P42">Software Watchdog</text:p>
        </text:list-item>
        <text:list-item>
          <text:p text:style-name="P42">Auditing-System</text:p>
        </text:list-item>
        <text:list-item>
          <text:p text:style-name="P42">Befehlsvalidierung</text:p>
        </text:list-item>
        <text:list-item>
          <text:p text:style-name="P42">Ergebnisvalidierung</text:p>
        </text:list-item>
        <text:list-item>
          <text:p text:style-name="P42">Fahrprogramm 1</text:p>
        </text:list-item>
        <text:list-item>
          <text:p text:style-name="P42">Fahrprogramm 2</text:p>
        </text:list-item>
        <text:list-item>
          <text:p text:style-name="P42">Leitzentrale</text:p>
        </text:list-item>
      </text:list>
      <text:p text:style-name="P8"/>
      <text:p text:style-name="P8"/>
      <text:h text:style-name="P45" text:outline-level="1">Testende</text:h>
      <text:p text:style-name="P8">Der Gesamttest ist erfolgreich verlaufen und damit abgeschlossen, wenn die beiden definierten Haupttestziele positiv erfüllt sind.</text:p>
      <text:p text:style-name="P8">Somit werden die entsprechenden Fahraufgaben ordnungsgemäß und korrekt ausgeführt. Des Weiteren sind die währenden der Fahrt entstandenen Auditing-Logs auf einem Rechner einzusehen.</text:p>
      <text:h text:style-name="P45" text:outline-level="1">Testdaten</text:h>
      <text:p text:style-name="Standard">Die Testdaten und Testresultate werden im entsprechenden Ordner 'Dokumente → Testdaten' abge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fo:text-align="justify" style:justify-single-word="false" fo:orphans="2" fo:widows="2" fo:hyphenation-ladder-count="no-limit" style:page-number="auto"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plan</text:reference-ref></text:p>
              </table:table-cell>
              <table:table-cell table:style-name="Tabelle2.A1" office:value-type="string">
                <text:p text:style-name="MP2"/>
              </table:table-cell>
              <table:table-cell table:style-name="Tabelle2.A1" office:value-type="string">
                <text:p text:style-name="MP3"><text:chapter text:display="name" text:outline-level="1">Testdaten</text:chapter></text:p>
              </table:table-cell>
            </table:table-row>
          </table:table-header-rows>
        </table:table>
        <text:p text:style-name="MP4"><draw:frame draw:style-name="Mfr1" draw:name="Rahmen7" text:anchor-type="char" svg:x="0cm" svg:y="4.501cm" svg:width="17.701cm" svg:height="0.4cm" draw:z-index="4"><draw:text-box><text:p text:style-name="MP5"/><text:p text:style-name="MP5"/></draw:text-box></draw:frame></text:p>
      </style:header>
      <style:footer>
        <text:p text:style-name="Footer"><draw:frame draw:style-name="Mfr1" draw:name="Rahmen6" text:anchor-type="char" svg:x="0cm" svg:y="27.303cm" svg:width="17.701cm" svg:height="0.4cm" draw:z-index="25"><draw:text-box><text:p text:style-name="MP6"/></draw:text-box></draw:frame><text:tab/>Version <text:span text:style-name="MT1"><text:reference-ref text:reference-format="text" text:ref-name="Version">0.4</text:reference-ref></text:span> vom 13.04.2010<text:tab/>Seite <text:page-number text:select-page="current">15</text:page-number>/<text:page-count style:num-format="1">15</text:page-count></text:p>
      </style:footer>
    </style:master-page>
    <style:master-page style:name="First_20_Page" style:display-name="First Page" style:page-layout-name="Mpm1" style:next-style-name="Standard">
      <style:header>
        <text:p text:style-name="MP7"><text:reference-ref text:reference-format="text" text:ref-name="Titel">Testplan</text:reference-ref><draw:frame draw:style-name="Mfr1" draw:name="Rahmen9" text:anchor-type="char" svg:x="0cm" svg:y="4.501cm" svg:width="17.701cm" svg:height="0.4cm" draw:z-index="29"><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28"><draw:text-box><text:p text:style-name="MP6"/></draw:text-box></draw:frame><text:tab/>Version <text:span text:style-name="MT1"><text:reference-ref text:reference-format="text" text:ref-name="Version">0.4</text:reference-ref></text:span> vom 13.04.2010<text:tab/>Seite <text:page-number text:select-page="current">15</text:page-number>/<text:page-count style:num-format="1">1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estplan</dc:title>
    <dc:subject>Sichere Eisenbahnsteuerung</dc:subject>
    <meta:initial-creator>Vitali Voroth</meta:initial-creator>
    <meta:creation-date>2009-11-16T17:24:00</meta:creation-date>
    <dc:date>2010-04-15T12:10:28.03</dc:date>
    <meta:print-date>1998-07-17T19:03:00</meta:print-date>
    <meta:editing-cycles>40</meta:editing-cycles>
    <meta:generator>OpenOffice.org/3.2$Win32 OpenOffice.org_project/320m12$Build-9483</meta:generator>
    <meta:editing-duration>PT20H00M44S</meta:editing-duration>
    <dc:creator>Kai Dziembala</dc:creator>
    <meta:document-statistic meta:table-count="3" meta:image-count="0" meta:object-count="0" meta:page-count="15" meta:paragraph-count="182" meta:word-count="965" meta:character-count="7538"/>
    <meta:user-defined meta:name="Info 1"/>
    <meta:user-defined meta:name="Info 2"/>
    <meta:user-defined meta:name="Info 3"/>
    <meta:user-defined meta:name="Info 4"/>
  </office:meta>
</office:document-meta>
</file>